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ons" table:style-name="ta1">
        <table:shapes>
          <draw:frame draw:z-index="0" draw:style-name="gr1" draw:text-style-name="P1" svg:width="453.51pt" svg:height="255.09pt" svg:x="66.81pt" svg:y="1308.44pt">
            <loext:p draw:notify-on-update-of-ranges="Iterations.C1:Iterations.BW1 Iterations.B102:Iterations.BW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 step</text:p>
          </table:table-cell>
          <table:table-cell table:style-name="ce2" office:value-type="float" office:value="0.0000003" calcext:value-type="float">
            <text:p>3.00E-07</text:p>
          </table:table-cell>
          <table:table-cell table:style-name="ce2" office:value-type="float" office:value="0.006" calcext:value-type="float">
            <text:p>6.00E-03</text:p>
          </table:table-cell>
          <table:table-cell table:style-name="ce2" office:value-type="float" office:value="0.00000009" calcext:value-type="float">
            <text:p>9.00E-08</text:p>
          </table:table-cell>
          <table:table-cell table:style-name="ce2" office:value-type="float" office:value="0.0000000002" calcext:value-type="float">
            <text:p>2.00E-10</text:p>
          </table:table-cell>
          <table:table-cell table:style-name="ce2" office:value-type="float" office:value="0.000000001" calcext:value-type="float">
            <text:p>1.00E-09</text:p>
          </table:table-cell>
          <table:table-cell table:style-name="ce2" office:value-type="float" office:value="0.0000000001" calcext:value-type="float">
            <text:p>1.00E-10</text:p>
          </table:table-cell>
          <table:table-cell table:style-name="ce2" office:value-type="float" office:value="0.0000006" calcext:value-type="float">
            <text:p>6.00E-07</text:p>
          </table:table-cell>
          <table:table-cell table:style-name="ce2" office:value-type="float" office:value="0.000000006" calcext:value-type="float">
            <text:p>6.00E-09</text:p>
          </table:table-cell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0005" calcext:value-type="float">
            <text:p>5.00E-07</text:p>
          </table:table-cell>
          <table:table-cell table:style-name="ce2" office:value-type="float" office:value="0.00003" calcext:value-type="float">
            <text:p>3.00E-05</text:p>
          </table:table-cell>
          <table:table-cell table:style-name="ce2" office:value-type="float" office:value="0.0000000005" calcext:value-type="float">
            <text:p>5.00E-10</text:p>
          </table:table-cell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4" calcext:value-type="float">
            <text:p>4.00E-03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5" calcext:value-type="float">
            <text:p>5.00E-03</text:p>
          </table:table-cell>
          <table:table-cell table:style-name="ce2" office:value-type="float" office:value="0.01" calcext:value-type="float">
            <text:p>1.00E-02</text:p>
          </table:table-cell>
          <table:table-cell table:style-name="ce2" office:value-type="float" office:value="0.0000009" calcext:value-type="float">
            <text:p>9.00E-07</text:p>
          </table:table-cell>
          <table:table-cell table:style-name="ce2" office:value-type="float" office:value="0.00002" calcext:value-type="float">
            <text:p>2.00E-05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0008" calcext:value-type="float">
            <text:p>8.00E-07</text:p>
          </table:table-cell>
          <table:table-cell table:style-name="ce2" office:value-type="float" office:value="0.1" calcext:value-type="float">
            <text:p>1.00E-01</text:p>
          </table:table-cell>
          <table:table-cell table:style-name="ce2" office:value-type="float" office:value="0.008" calcext:value-type="float">
            <text:p>8.00E-03</text:p>
          </table:table-cell>
          <table:table-cell table:style-name="ce2" office:value-type="float" office:value="0.003" calcext:value-type="float">
            <text:p>3.00E-03</text:p>
          </table:table-cell>
          <table:table-cell table:style-name="ce2" office:value-type="float" office:value="0.0000000004" calcext:value-type="float">
            <text:p>4.00E-10</text:p>
          </table:table-cell>
          <table:table-cell table:style-name="ce2" office:value-type="float" office:value="0.0000007" calcext:value-type="float">
            <text:p>7.00E-07</text:p>
          </table:table-cell>
          <table:table-cell table:style-name="ce2" office:value-type="float" office:value="0.000009" calcext:value-type="float">
            <text:p>9.00E-06</text:p>
          </table:table-cell>
          <table:table-cell table:style-name="ce2" office:value-type="float" office:value="0.00000006" calcext:value-type="float">
            <text:p>6.00E-08</text:p>
          </table:table-cell>
          <table:table-cell table:style-name="ce2" office:value-type="float" office:value="0.0000000008" calcext:value-type="float">
            <text:p>8.00E-10</text:p>
          </table:table-cell>
          <table:table-cell table:style-name="ce2" office:value-type="float" office:value="0.0000004" calcext:value-type="float">
            <text:p>4.00E-07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00008" calcext:value-type="float">
            <text:p>8.00E-09</text:p>
          </table:table-cell>
          <table:table-cell table:style-name="ce2" office:value-type="float" office:value="0.00004" calcext:value-type="float">
            <text:p>4.00E-05</text:p>
          </table:table-cell>
          <table:table-cell table:style-name="ce2" office:value-type="float" office:value="0.000007" calcext:value-type="float">
            <text:p>7.00E-06</text:p>
          </table:table-cell>
          <table:table-cell table:style-name="ce2" office:value-type="float" office:value="0.0000000007" calcext:value-type="float">
            <text:p>7.00E-10</text:p>
          </table:table-cell>
          <table:table-cell table:style-name="ce2" office:value-type="float" office:value="0.007" calcext:value-type="float">
            <text:p>7.00E-03</text:p>
          </table:table-cell>
          <table:table-cell table:style-name="ce2" office:value-type="float" office:value="0.00000007" calcext:value-type="float">
            <text:p>7.00E-08</text:p>
          </table:table-cell>
          <table:table-cell table:style-name="ce2" office:value-type="float" office:value="0.00008" calcext:value-type="float">
            <text:p>8.00E-05</text:p>
          </table:table-cell>
          <table:table-cell table:style-name="ce2" office:value-type="float" office:value="0.0000002" calcext:value-type="float">
            <text:p>2.00E-07</text:p>
          </table:table-cell>
          <table:table-cell table:style-name="ce2" office:value-type="float" office:value="0.0007" calcext:value-type="float">
            <text:p>7.00E-04</text:p>
          </table:table-cell>
          <table:table-cell table:style-name="ce2" office:value-type="float" office:value="0.000002" calcext:value-type="float">
            <text:p>2.00E-06</text:p>
          </table:table-cell>
          <table:table-cell table:style-name="ce2" office:value-type="float" office:value="0.000003" calcext:value-type="float">
            <text:p>3.00E-06</text:p>
          </table:table-cell>
          <table:table-cell table:style-name="ce2" office:value-type="float" office:value="0.00000004" calcext:value-type="float">
            <text:p>4.00E-08</text:p>
          </table:table-cell>
          <table:table-cell table:style-name="ce2" office:value-type="float" office:value="0.000000002" calcext:value-type="float">
            <text:p>2.00E-09</text:p>
          </table:table-cell>
          <table:table-cell table:style-name="ce2" office:value-type="float" office:value="0.002" calcext:value-type="float">
            <text:p>2.00E-03</text:p>
          </table:table-cell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001" calcext:value-type="float">
            <text:p>1.00E-06</text:p>
          </table:table-cell>
          <table:table-cell table:style-name="ce2" office:value-type="float" office:value="0.0000000006" calcext:value-type="float">
            <text:p>6.00E-10</text:p>
          </table:table-cell>
          <table:table-cell table:style-name="ce2" office:value-type="float" office:value="0.00000005" calcext:value-type="float">
            <text:p>5.00E-08</text:p>
          </table:table-cell>
          <table:table-cell table:style-name="ce2" office:value-type="float" office:value="0.0009" calcext:value-type="float">
            <text:p>9.00E-04</text:p>
          </table:table-cell>
          <table:table-cell table:style-name="ce2" office:value-type="float" office:value="0.000004" calcext:value-type="float">
            <text:p>4.00E-06</text:p>
          </table:table-cell>
          <table:table-cell table:style-name="ce2" office:value-type="float" office:value="0.00000003" calcext:value-type="float">
            <text:p>3.00E-08</text:p>
          </table:table-cell>
          <table:table-cell table:style-name="ce2" office:value-type="float" office:value="0.0000000003" calcext:value-type="float">
            <text:p>3.00E-10</text:p>
          </table:table-cell>
          <table:table-cell table:style-name="ce2" office:value-type="float" office:value="0.000000004" calcext:value-type="float">
            <text:p>4.00E-09</text:p>
          </table:table-cell>
          <table:table-cell table:style-name="ce2" office:value-type="float" office:value="0.00006" calcext:value-type="float">
            <text:p>6.00E-05</text:p>
          </table:table-cell>
          <table:table-cell table:style-name="ce2" office:value-type="float" office:value="0.009" calcext:value-type="float">
            <text:p>9.00E-03</text:p>
          </table:table-cell>
          <table:table-cell table:style-name="ce2" office:value-type="float" office:value="0.000006" calcext:value-type="float">
            <text:p>6.00E-06</text:p>
          </table:table-cell>
          <table:table-cell table:style-name="ce2" office:value-type="float" office:value="0.0000000009" calcext:value-type="float">
            <text:p>9.00E-10</text:p>
          </table:table-cell>
          <table:table-cell table:style-name="ce2" office:value-type="float" office:value="0.00000002" calcext:value-type="float">
            <text:p>2.00E-08</text:p>
          </table:table-cell>
          <table:table-cell table:style-name="ce2" office:value-type="float" office:value="0.000000009" calcext:value-type="float">
            <text:p>9.00E-09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0000003" calcext:value-type="float">
            <text:p>3.00E-09</text:p>
          </table:table-cell>
          <table:table-cell table:style-name="ce2" office:value-type="float" office:value="0.00009" calcext:value-type="float">
            <text:p>9.00E-05</text:p>
          </table:table-cell>
          <table:table-cell table:style-name="ce2" office:value-type="float" office:value="0.000005" calcext:value-type="float">
            <text:p>5.00E-06</text:p>
          </table:table-cell>
          <table:table-cell table:style-name="ce2" office:value-type="float" office:value="0.00000008" calcext:value-type="float">
            <text:p>8.00E-08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2" office:value-type="float" office:value="0.000000007" calcext:value-type="float">
            <text:p>7.00E-09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007" calcext:value-type="float">
            <text:p>7.00E-05</text:p>
          </table:table-cell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000005" calcext:value-type="float">
            <text:p>5.00E-09</text:p>
          </table:table-cell>
          <table:table-cell table:style-name="ce2" office:value-type="float" office:value="0.000008" calcext:value-type="float">
            <text:p>8.00E-06</text:p>
          </table:table-cell>
          <table:table-cell table:style-name="ce2" office:value-type="float" office:value="0.0000001" calcext:value-type="float">
            <text:p>1.00E-07</text:p>
          </table:table-cell>
          <table:table-cell table:number-columns-repeated="27"/>
          <table:table-cell table:style-name="ce1" office:value-type="string" calcext:value-type="string">
            <text:p><text:s/></text:p>
          </table:table-cell>
          <table:table-cell table:style-name="ce1"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4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4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4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4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94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4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4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4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4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94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4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94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4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94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4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4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1])" office:value-type="float" office:value="7.2" calcext:value-type="float">
            <text:p>7.2</text:p>
          </table:table-cell>
          <table:table-cell table:formula="of:=AVERAGE([.C2:.C101])" office:value-type="float" office:value="7.48" calcext:value-type="float">
            <text:p>7.48</text:p>
          </table:table-cell>
          <table:table-cell table:formula="of:=AVERAGE([.D2:.D101])" office:value-type="float" office:value="7.51" calcext:value-type="float">
            <text:p>7.51</text:p>
          </table:table-cell>
          <table:table-cell table:formula="of:=AVERAGE([.E2:.E101])" office:value-type="float" office:value="7.47" calcext:value-type="float">
            <text:p>7.47</text:p>
          </table:table-cell>
          <table:table-cell table:formula="of:=AVERAGE([.F2:.F101])" office:value-type="float" office:value="7.56" calcext:value-type="float">
            <text:p>7.56</text:p>
          </table:table-cell>
          <table:table-cell table:formula="of:=AVERAGE([.G2:.G101])" office:value-type="float" office:value="7.56" calcext:value-type="float">
            <text:p>7.56</text:p>
          </table:table-cell>
          <table:table-cell table:formula="of:=AVERAGE([.H2:.H101])" office:value-type="float" office:value="7.04" calcext:value-type="float">
            <text:p>7.04</text:p>
          </table:table-cell>
          <table:table-cell table:formula="of:=AVERAGE([.I2:.I101])" office:value-type="float" office:value="7.26" calcext:value-type="float">
            <text:p>7.26</text:p>
          </table:table-cell>
          <table:table-cell table:formula="of:=AVERAGE([.J2:.J101])" office:value-type="float" office:value="7.18" calcext:value-type="float">
            <text:p>7.18</text:p>
          </table:table-cell>
          <table:table-cell table:formula="of:=AVERAGE([.K2:.K101])" office:value-type="float" office:value="7.44" calcext:value-type="float">
            <text:p>7.44</text:p>
          </table:table-cell>
          <table:table-cell table:formula="of:=AVERAGE([.L2:.L101])" office:value-type="float" office:value="7.04" calcext:value-type="float">
            <text:p>7.04</text:p>
          </table:table-cell>
          <table:table-cell table:formula="of:=AVERAGE([.M2:.M101])" office:value-type="float" office:value="7.5" calcext:value-type="float">
            <text:p>7.5</text:p>
          </table:table-cell>
          <table:table-cell table:formula="of:=AVERAGE([.N2:.N101])" office:value-type="float" office:value="7.47" calcext:value-type="float">
            <text:p>7.47</text:p>
          </table:table-cell>
          <table:table-cell table:formula="of:=AVERAGE([.O2:.O101])" office:value-type="float" office:value="7.75" calcext:value-type="float">
            <text:p>7.75</text:p>
          </table:table-cell>
          <table:table-cell table:formula="of:=AVERAGE([.P2:.P101])" office:value-type="float" office:value="7.52" calcext:value-type="float">
            <text:p>7.52</text:p>
          </table:table-cell>
          <table:table-cell table:formula="of:=AVERAGE([.Q2:.Q101])" office:value-type="float" office:value="7.6" calcext:value-type="float">
            <text:p>7.6</text:p>
          </table:table-cell>
          <table:table-cell table:formula="of:=AVERAGE([.R2:.R101])" office:value-type="float" office:value="7.66" calcext:value-type="float">
            <text:p>7.66</text:p>
          </table:table-cell>
          <table:table-cell table:formula="of:=AVERAGE([.S2:.S101])" office:value-type="float" office:value="7.58" calcext:value-type="float">
            <text:p>7.58</text:p>
          </table:table-cell>
          <table:table-cell table:formula="of:=AVERAGE([.T2:.T101])" office:value-type="float" office:value="7.04" calcext:value-type="float">
            <text:p>7.04</text:p>
          </table:table-cell>
          <table:table-cell table:formula="of:=AVERAGE([.U2:.U101])" office:value-type="float" office:value="8.11" calcext:value-type="float">
            <text:p>8.11</text:p>
          </table:table-cell>
          <table:table-cell table:formula="of:=AVERAGE([.V2:.V101])" office:value-type="float" office:value="7.33" calcext:value-type="float">
            <text:p>7.33</text:p>
          </table:table-cell>
          <table:table-cell table:formula="of:=AVERAGE([.W2:.W101])" office:value-type="float" office:value="7.04" calcext:value-type="float">
            <text:p>7.04</text:p>
          </table:table-cell>
          <table:table-cell table:formula="of:=AVERAGE([.X2:.X101])" office:value-type="float" office:value="9.28" calcext:value-type="float">
            <text:p>9.28</text:p>
          </table:table-cell>
          <table:table-cell table:formula="of:=AVERAGE([.Y2:.Y101])" office:value-type="float" office:value="7.74" calcext:value-type="float">
            <text:p>7.74</text:p>
          </table:table-cell>
          <table:table-cell table:formula="of:=AVERAGE([.Z2:.Z101])" office:value-type="float" office:value="8.22" calcext:value-type="float">
            <text:p>8.22</text:p>
          </table:table-cell>
          <table:table-cell table:formula="of:=AVERAGE([.AA2:.AA101])" office:value-type="float" office:value="7.55" calcext:value-type="float">
            <text:p>7.55</text:p>
          </table:table-cell>
          <table:table-cell table:formula="of:=AVERAGE([.AB2:.AB101])" office:value-type="float" office:value="7.04" calcext:value-type="float">
            <text:p>7.04</text:p>
          </table:table-cell>
          <table:table-cell table:formula="of:=AVERAGE([.AC2:.AC101])" office:value-type="float" office:value="7.4" calcext:value-type="float">
            <text:p>7.4</text:p>
          </table:table-cell>
          <table:table-cell table:formula="of:=AVERAGE([.AD2:.AD101])" office:value-type="float" office:value="7.51" calcext:value-type="float">
            <text:p>7.51</text:p>
          </table:table-cell>
          <table:table-cell table:formula="of:=AVERAGE([.AE2:.AE101])" office:value-type="float" office:value="7.47" calcext:value-type="float">
            <text:p>7.47</text:p>
          </table:table-cell>
          <table:table-cell table:formula="of:=AVERAGE([.AF2:.AF101])" office:value-type="float" office:value="7.2" calcext:value-type="float">
            <text:p>7.2</text:p>
          </table:table-cell>
          <table:table-cell table:formula="of:=AVERAGE([.AG2:.AG101])" office:value-type="float" office:value="7.43" calcext:value-type="float">
            <text:p>7.43</text:p>
          </table:table-cell>
          <table:table-cell table:formula="of:=AVERAGE([.AH2:.AH101])" office:value-type="float" office:value="7" calcext:value-type="float">
            <text:p>7</text:p>
          </table:table-cell>
          <table:table-cell table:formula="of:=AVERAGE([.AI2:.AI101])" office:value-type="float" office:value="6.82" calcext:value-type="float">
            <text:p>6.82</text:p>
          </table:table-cell>
          <table:table-cell table:formula="of:=AVERAGE([.AJ2:.AJ101])" office:value-type="float" office:value="7.58" calcext:value-type="float">
            <text:p>7.58</text:p>
          </table:table-cell>
          <table:table-cell table:formula="of:=AVERAGE([.AK2:.AK101])" office:value-type="float" office:value="7.47" calcext:value-type="float">
            <text:p>7.47</text:p>
          </table:table-cell>
          <table:table-cell table:formula="of:=AVERAGE([.AL2:.AL101])" office:value-type="float" office:value="7.93" calcext:value-type="float">
            <text:p>7.93</text:p>
          </table:table-cell>
          <table:table-cell table:formula="of:=AVERAGE([.AM2:.AM101])" office:value-type="float" office:value="7.51" calcext:value-type="float">
            <text:p>7.51</text:p>
          </table:table-cell>
          <table:table-cell table:formula="of:=AVERAGE([.AN2:.AN101])" office:value-type="float" office:value="7.88" calcext:value-type="float">
            <text:p>7.88</text:p>
          </table:table-cell>
          <table:table-cell table:formula="of:=AVERAGE([.AO2:.AO101])" office:value-type="float" office:value="7.2" calcext:value-type="float">
            <text:p>7.2</text:p>
          </table:table-cell>
          <table:table-cell table:formula="of:=AVERAGE([.AP2:.AP101])" office:value-type="float" office:value="7.26" calcext:value-type="float">
            <text:p>7.26</text:p>
          </table:table-cell>
          <table:table-cell table:formula="of:=AVERAGE([.AQ2:.AQ101])" office:value-type="float" office:value="7.46" calcext:value-type="float">
            <text:p>7.46</text:p>
          </table:table-cell>
          <table:table-cell table:formula="of:=AVERAGE([.AR2:.AR101])" office:value-type="float" office:value="7.26" calcext:value-type="float">
            <text:p>7.26</text:p>
          </table:table-cell>
          <table:table-cell table:formula="of:=AVERAGE([.AS2:.AS101])" office:value-type="float" office:value="7.44" calcext:value-type="float">
            <text:p>7.44</text:p>
          </table:table-cell>
          <table:table-cell table:formula="of:=AVERAGE([.AT2:.AT101])" office:value-type="float" office:value="7.41" calcext:value-type="float">
            <text:p>7.41</text:p>
          </table:table-cell>
          <table:table-cell table:formula="of:=AVERAGE([.AU2:.AU101])" office:value-type="float" office:value="7.61" calcext:value-type="float">
            <text:p>7.61</text:p>
          </table:table-cell>
          <table:table-cell table:formula="of:=AVERAGE([.AV2:.AV101])" office:value-type="float" office:value="7.77" calcext:value-type="float">
            <text:p>7.77</text:p>
          </table:table-cell>
          <table:table-cell table:formula="of:=AVERAGE([.AW2:.AW101])" office:value-type="float" office:value="7.04" calcext:value-type="float">
            <text:p>7.04</text:p>
          </table:table-cell>
          <table:table-cell table:formula="of:=AVERAGE([.AX2:.AX101])" office:value-type="float" office:value="7.47" calcext:value-type="float">
            <text:p>7.47</text:p>
          </table:table-cell>
          <table:table-cell table:formula="of:=AVERAGE([.AY2:.AY101])" office:value-type="float" office:value="7.44" calcext:value-type="float">
            <text:p>7.44</text:p>
          </table:table-cell>
          <table:table-cell table:formula="of:=AVERAGE([.AZ2:.AZ101])" office:value-type="float" office:value="7.53" calcext:value-type="float">
            <text:p>7.53</text:p>
          </table:table-cell>
          <table:table-cell table:formula="of:=AVERAGE([.BA2:.BA101])" office:value-type="float" office:value="7.26" calcext:value-type="float">
            <text:p>7.26</text:p>
          </table:table-cell>
          <table:table-cell table:formula="of:=AVERAGE([.BB2:.BB101])" office:value-type="float" office:value="7.44" calcext:value-type="float">
            <text:p>7.44</text:p>
          </table:table-cell>
          <table:table-cell table:formula="of:=AVERAGE([.BC2:.BC101])" office:value-type="float" office:value="7.47" calcext:value-type="float">
            <text:p>7.47</text:p>
          </table:table-cell>
          <table:table-cell table:formula="of:=AVERAGE([.BD2:.BD101])" office:value-type="float" office:value="8.25" calcext:value-type="float">
            <text:p>8.25</text:p>
          </table:table-cell>
          <table:table-cell table:formula="of:=AVERAGE([.BE2:.BE101])" office:value-type="float" office:value="7.33" calcext:value-type="float">
            <text:p>7.33</text:p>
          </table:table-cell>
          <table:table-cell table:formula="of:=AVERAGE([.BF2:.BF101])" office:value-type="float" office:value="7.89" calcext:value-type="float">
            <text:p>7.89</text:p>
          </table:table-cell>
          <table:table-cell table:formula="of:=AVERAGE([.BG2:.BG101])" office:value-type="float" office:value="7.45" calcext:value-type="float">
            <text:p>7.45</text:p>
          </table:table-cell>
          <table:table-cell table:formula="of:=AVERAGE([.BH2:.BH101])" office:value-type="float" office:value="7.56" calcext:value-type="float">
            <text:p>7.56</text:p>
          </table:table-cell>
          <table:table-cell table:formula="of:=AVERAGE([.BI2:.BI101])" office:value-type="float" office:value="7.5" calcext:value-type="float">
            <text:p>7.5</text:p>
          </table:table-cell>
          <table:table-cell table:formula="of:=AVERAGE([.BJ2:.BJ101])" office:value-type="float" office:value="7" calcext:value-type="float">
            <text:p>7</text:p>
          </table:table-cell>
          <table:table-cell table:formula="of:=AVERAGE([.BK2:.BK101])" office:value-type="float" office:value="7.74" calcext:value-type="float">
            <text:p>7.74</text:p>
          </table:table-cell>
          <table:table-cell table:formula="of:=AVERAGE([.BL2:.BL101])" office:value-type="float" office:value="8.25" calcext:value-type="float">
            <text:p>8.25</text:p>
          </table:table-cell>
          <table:table-cell table:formula="of:=AVERAGE([.BM2:.BM101])" office:value-type="float" office:value="7.37" calcext:value-type="float">
            <text:p>7.37</text:p>
          </table:table-cell>
          <table:table-cell table:formula="of:=AVERAGE([.BN2:.BN101])" office:value-type="float" office:value="7.45" calcext:value-type="float">
            <text:p>7.45</text:p>
          </table:table-cell>
          <table:table-cell table:formula="of:=AVERAGE([.BO2:.BO101])" office:value-type="float" office:value="7.51" calcext:value-type="float">
            <text:p>7.51</text:p>
          </table:table-cell>
          <table:table-cell table:formula="of:=AVERAGE([.BP2:.BP101])" office:value-type="float" office:value="7.37" calcext:value-type="float">
            <text:p>7.37</text:p>
          </table:table-cell>
          <table:table-cell table:formula="of:=AVERAGE([.BQ2:.BQ101])" office:value-type="float" office:value="7" calcext:value-type="float">
            <text:p>7</text:p>
          </table:table-cell>
          <table:table-cell table:formula="of:=AVERAGE([.BR2:.BR101])" office:value-type="float" office:value="7" calcext:value-type="float">
            <text:p>7</text:p>
          </table:table-cell>
          <table:table-cell table:formula="of:=AVERAGE([.BS2:.BS101])" office:value-type="float" office:value="7.45" calcext:value-type="float">
            <text:p>7.45</text:p>
          </table:table-cell>
          <table:table-cell table:formula="of:=AVERAGE([.BT2:.BT101])" office:value-type="float" office:value="7.68" calcext:value-type="float">
            <text:p>7.68</text:p>
          </table:table-cell>
          <table:table-cell table:formula="of:=AVERAGE([.BU2:.BU101])" office:value-type="float" office:value="8.25" calcext:value-type="float">
            <text:p>8.25</text:p>
          </table:table-cell>
          <table:table-cell table:formula="of:=AVERAGE([.BV2:.BV101])" office:value-type="float" office:value="7.66" calcext:value-type="float">
            <text:p>7.66</text:p>
          </table:table-cell>
          <table:table-cell table:formula="of:=AVERAGE([.BW2:.BW101])" office:value-type="float" office:value="7.51" calcext:value-type="float">
            <text:p>7.51</text:p>
          </table:table-cell>
          <table:table-cell table:number-columns-repeated="94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</table:table>
      <table:table table:name="Deleted Columns" table:style-name="ta1">
        <table:shapes>
          <draw:frame draw:z-index="0" draw:style-name="gr1" draw:text-style-name="P1" svg:width="453.51pt" svg:height="255.09pt" svg:x="2.83pt" svg:y="1308.44pt">
            <loext:p draw:notify-on-update-of-ranges="'Deleted Columns'.B1:'Deleted Columns'.BW1 'Deleted Columns'.A102:'Deleted Columns'.A102 'Deleted Columns'.B102:'Deleted Columns'.BW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5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2" office:value-type="float" office:value="0.1" calcext:value-type="float">
            <text:p>1.00E-01</text:p>
          </table:table-cell>
          <table:table-cell table:style-name="ce2" office:value-type="float" office:value="0.01" calcext:value-type="float">
            <text:p>1.00E-02</text:p>
          </table:table-cell>
          <table:table-cell table:style-name="ce2" office:value-type="float" office:value="0.009" calcext:value-type="float">
            <text:p>9.00E-03</text:p>
          </table:table-cell>
          <table:table-cell table:style-name="ce2" office:value-type="float" office:value="0.008" calcext:value-type="float">
            <text:p>8.00E-03</text:p>
          </table:table-cell>
          <table:table-cell table:style-name="ce2" office:value-type="float" office:value="0.007" calcext:value-type="float">
            <text:p>7.00E-03</text:p>
          </table:table-cell>
          <table:table-cell table:style-name="ce2" office:value-type="float" office:value="0.006" calcext:value-type="float">
            <text:p>6.00E-03</text:p>
          </table:table-cell>
          <table:table-cell table:style-name="ce2" office:value-type="float" office:value="0.005" calcext:value-type="float">
            <text:p>5.00E-03</text:p>
          </table:table-cell>
          <table:table-cell table:style-name="ce2" office:value-type="float" office:value="0.004" calcext:value-type="float">
            <text:p>4.00E-03</text:p>
          </table:table-cell>
          <table:table-cell table:style-name="ce2" office:value-type="float" office:value="0.003" calcext:value-type="float">
            <text:p>3.00E-03</text:p>
          </table:table-cell>
          <table:table-cell table:style-name="ce2" office:value-type="float" office:value="0.002" calcext:value-type="float">
            <text:p>2.00E-03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9" calcext:value-type="float">
            <text:p>9.00E-04</text:p>
          </table:table-cell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7" calcext:value-type="float">
            <text:p>7.00E-04</text:p>
          </table:table-cell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09" calcext:value-type="float">
            <text:p>9.00E-05</text:p>
          </table:table-cell>
          <table:table-cell table:style-name="ce2" office:value-type="float" office:value="0.00008" calcext:value-type="float">
            <text:p>8.00E-05</text:p>
          </table:table-cell>
          <table:table-cell table:style-name="ce2" office:value-type="float" office:value="0.00007" calcext:value-type="float">
            <text:p>7.00E-05</text:p>
          </table:table-cell>
          <table:table-cell table:style-name="ce2" office:value-type="float" office:value="0.00006" calcext:value-type="float">
            <text:p>6.00E-05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2" office:value-type="float" office:value="0.00004" calcext:value-type="float">
            <text:p>4.00E-05</text:p>
          </table:table-cell>
          <table:table-cell table:style-name="ce2" office:value-type="float" office:value="0.00003" calcext:value-type="float">
            <text:p>3.00E-05</text:p>
          </table:table-cell>
          <table:table-cell table:style-name="ce2" office:value-type="float" office:value="0.00002" calcext:value-type="float">
            <text:p>2.00E-05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0009" calcext:value-type="float">
            <text:p>9.00E-06</text:p>
          </table:table-cell>
          <table:table-cell table:style-name="ce2" office:value-type="float" office:value="0.000008" calcext:value-type="float">
            <text:p>8.00E-06</text:p>
          </table:table-cell>
          <table:table-cell table:style-name="ce2" office:value-type="float" office:value="0.000007" calcext:value-type="float">
            <text:p>7.00E-06</text:p>
          </table:table-cell>
          <table:table-cell table:style-name="ce2" office:value-type="float" office:value="0.000006" calcext:value-type="float">
            <text:p>6.00E-06</text:p>
          </table:table-cell>
          <table:table-cell table:style-name="ce2" office:value-type="float" office:value="0.000005" calcext:value-type="float">
            <text:p>5.00E-06</text:p>
          </table:table-cell>
          <table:table-cell table:style-name="ce2" office:value-type="float" office:value="0.000004" calcext:value-type="float">
            <text:p>4.00E-06</text:p>
          </table:table-cell>
          <table:table-cell table:style-name="ce2" office:value-type="float" office:value="0.000003" calcext:value-type="float">
            <text:p>3.00E-06</text:p>
          </table:table-cell>
          <table:table-cell table:style-name="ce2" office:value-type="float" office:value="0.000002" calcext:value-type="float">
            <text:p>2.00E-06</text:p>
          </table:table-cell>
          <table:table-cell table:style-name="ce2" office:value-type="float" office:value="0.000001" calcext:value-type="float">
            <text:p>1.00E-06</text:p>
          </table:table-cell>
          <table:table-cell table:style-name="ce2" office:value-type="float" office:value="0.0000009" calcext:value-type="float">
            <text:p>9.00E-07</text:p>
          </table:table-cell>
          <table:table-cell table:style-name="ce2" office:value-type="float" office:value="0.0000008" calcext:value-type="float">
            <text:p>8.00E-07</text:p>
          </table:table-cell>
          <table:table-cell table:style-name="ce2" office:value-type="float" office:value="0.0000007" calcext:value-type="float">
            <text:p>7.00E-07</text:p>
          </table:table-cell>
          <table:table-cell table:style-name="ce2" office:value-type="float" office:value="0.0000006" calcext:value-type="float">
            <text:p>6.00E-07</text:p>
          </table:table-cell>
          <table:table-cell table:style-name="ce2" office:value-type="float" office:value="0.0000005" calcext:value-type="float">
            <text:p>5.00E-07</text:p>
          </table:table-cell>
          <table:table-cell table:style-name="ce2" office:value-type="float" office:value="0.0000004" calcext:value-type="float">
            <text:p>4.00E-07</text:p>
          </table:table-cell>
          <table:table-cell table:style-name="ce2" office:value-type="float" office:value="0.0000003" calcext:value-type="float">
            <text:p>3.00E-07</text:p>
          </table:table-cell>
          <table:table-cell table:style-name="ce2" office:value-type="float" office:value="0.0000002" calcext:value-type="float">
            <text:p>2.00E-07</text:p>
          </table:table-cell>
          <table:table-cell table:style-name="ce2" office:value-type="float" office:value="0.0000001" calcext:value-type="float">
            <text:p>1.00E-07</text:p>
          </table:table-cell>
          <table:table-cell table:style-name="ce2" office:value-type="float" office:value="0.00000009" calcext:value-type="float">
            <text:p>9.00E-08</text:p>
          </table:table-cell>
          <table:table-cell table:style-name="ce2" office:value-type="float" office:value="0.00000008" calcext:value-type="float">
            <text:p>8.00E-08</text:p>
          </table:table-cell>
          <table:table-cell table:style-name="ce2" office:value-type="float" office:value="0.00000007" calcext:value-type="float">
            <text:p>7.00E-08</text:p>
          </table:table-cell>
          <table:table-cell table:style-name="ce2" office:value-type="float" office:value="0.00000006" calcext:value-type="float">
            <text:p>6.00E-08</text:p>
          </table:table-cell>
          <table:table-cell table:style-name="ce2" office:value-type="float" office:value="0.00000005" calcext:value-type="float">
            <text:p>5.00E-08</text:p>
          </table:table-cell>
          <table:table-cell table:style-name="ce2" office:value-type="float" office:value="0.00000004" calcext:value-type="float">
            <text:p>4.00E-08</text:p>
          </table:table-cell>
          <table:table-cell table:style-name="ce2" office:value-type="float" office:value="0.00000003" calcext:value-type="float">
            <text:p>3.00E-08</text:p>
          </table:table-cell>
          <table:table-cell table:style-name="ce2" office:value-type="float" office:value="0.00000002" calcext:value-type="float">
            <text:p>2.00E-08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0000009" calcext:value-type="float">
            <text:p>9.00E-09</text:p>
          </table:table-cell>
          <table:table-cell table:style-name="ce2" office:value-type="float" office:value="0.000000008" calcext:value-type="float">
            <text:p>8.00E-09</text:p>
          </table:table-cell>
          <table:table-cell table:style-name="ce2" office:value-type="float" office:value="0.000000007" calcext:value-type="float">
            <text:p>7.00E-09</text:p>
          </table:table-cell>
          <table:table-cell table:style-name="ce2" office:value-type="float" office:value="0.000000006" calcext:value-type="float">
            <text:p>6.00E-09</text:p>
          </table:table-cell>
          <table:table-cell table:style-name="ce2" office:value-type="float" office:value="0.000000005" calcext:value-type="float">
            <text:p>5.00E-09</text:p>
          </table:table-cell>
          <table:table-cell table:style-name="ce2" office:value-type="float" office:value="0.000000004" calcext:value-type="float">
            <text:p>4.00E-09</text:p>
          </table:table-cell>
          <table:table-cell table:style-name="ce2" office:value-type="float" office:value="0.000000003" calcext:value-type="float">
            <text:p>3.00E-09</text:p>
          </table:table-cell>
          <table:table-cell table:style-name="ce2" office:value-type="float" office:value="0.000000002" calcext:value-type="float">
            <text:p>2.00E-09</text:p>
          </table:table-cell>
          <table:table-cell table:style-name="ce2" office:value-type="float" office:value="0.000000001" calcext:value-type="float">
            <text:p>1.00E-09</text:p>
          </table:table-cell>
          <table:table-cell table:style-name="ce2" office:value-type="float" office:value="0.0000000009" calcext:value-type="float">
            <text:p>9.00E-10</text:p>
          </table:table-cell>
          <table:table-cell table:style-name="ce2" office:value-type="float" office:value="0.0000000008" calcext:value-type="float">
            <text:p>8.00E-10</text:p>
          </table:table-cell>
          <table:table-cell table:style-name="ce2" office:value-type="float" office:value="0.0000000007" calcext:value-type="float">
            <text:p>7.00E-10</text:p>
          </table:table-cell>
          <table:table-cell table:style-name="ce2" office:value-type="float" office:value="0.0000000006" calcext:value-type="float">
            <text:p>6.00E-10</text:p>
          </table:table-cell>
          <table:table-cell table:style-name="ce2" office:value-type="float" office:value="0.0000000005" calcext:value-type="float">
            <text:p>5.00E-10</text:p>
          </table:table-cell>
          <table:table-cell table:style-name="ce2" office:value-type="float" office:value="0.0000000004" calcext:value-type="float">
            <text:p>4.00E-10</text:p>
          </table:table-cell>
          <table:table-cell table:style-name="ce2" office:value-type="float" office:value="0.0000000003" calcext:value-type="float">
            <text:p>3.00E-10</text:p>
          </table:table-cell>
          <table:table-cell table:style-name="ce2" office:value-type="float" office:value="0.0000000002" calcext:value-type="float">
            <text:p>2.00E-10</text:p>
          </table:table-cell>
          <table:table-cell table:style-name="ce2" office:value-type="float" office:value="0.0000000001" calcext:value-type="float">
            <text:p>1.00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5.89" calcext:value-type="float">
            <text:p>5.89</text:p>
          </table:table-cell>
          <table:table-cell table:formula="of:=AVERAGE([.C2:.C101])" office:value-type="float" office:value="1.42" calcext:value-type="float">
            <text:p>1.42</text:p>
          </table:table-cell>
          <table:table-cell table:formula="of:=AVERAGE([.D2:.D101])" office:value-type="float" office:value="1.37" calcext:value-type="float">
            <text:p>1.37</text:p>
          </table:table-cell>
          <table:table-cell table:formula="of:=AVERAGE([.E2:.E101])" office:value-type="float" office:value="1.26" calcext:value-type="float">
            <text:p>1.26</text:p>
          </table:table-cell>
          <table:table-cell table:formula="of:=AVERAGE([.F2:.F101])" office:value-type="float" office:value="1.32" calcext:value-type="float">
            <text:p>1.32</text:p>
          </table:table-cell>
          <table:table-cell table:formula="of:=AVERAGE([.G2:.G101])" office:value-type="float" office:value="1.24" calcext:value-type="float">
            <text:p>1.24</text:p>
          </table:table-cell>
          <table:table-cell table:formula="of:=AVERAGE([.H2:.H101])" office:value-type="float" office:value="1.15" calcext:value-type="float">
            <text:p>1.15</text:p>
          </table:table-cell>
          <table:table-cell table:formula="of:=AVERAGE([.I2:.I101])" office:value-type="float" office:value="1.06" calcext:value-type="float">
            <text:p>1.06</text:p>
          </table:table-cell>
          <table:table-cell table:formula="of:=AVERAGE([.J2:.J101])" office:value-type="float" office:value="1.05" calcext:value-type="float">
            <text:p>1.05</text:p>
          </table:table-cell>
          <table:table-cell table:formula="of:=AVERAGE([.K2:.K101])" office:value-type="float" office:value="1.04" calcext:value-type="float">
            <text:p>1.04</text:p>
          </table:table-cell>
          <table:table-cell table:formula="of:=AVERAGE([.L2:.L101])" office:value-type="float" office:value="1.02" calcext:value-type="float">
            <text:p>1.02</text:p>
          </table:table-cell>
          <table:table-cell table:formula="of:=AVERAGE([.M2:.M101])" office:value-type="float" office:value="1.01" calcext:value-type="float">
            <text:p>1.01</text:p>
          </table:table-cell>
          <table:table-cell table:formula="of:=AVERAGE([.N2:.N101])" office:value-type="float" office:value="1.01" calcext:value-type="float">
            <text:p>1.01</text:p>
          </table:table-cell>
          <table:table-cell table:formula="of:=AVERAGE([.O2:.O101])" office:value-type="float" office:value="1" calcext:value-type="float">
            <text:p>1</text:p>
          </table:table-cell>
          <table:table-cell table:formula="of:=AVERAGE([.P2:.P101])" office:value-type="float" office:value="1" calcext:value-type="float">
            <text:p>1</text:p>
          </table:table-cell>
          <table:table-cell table:formula="of:=AVERAGE([.Q2:.Q101])" office:value-type="float" office:value="0.99" calcext:value-type="float">
            <text:p>0.99</text:p>
          </table:table-cell>
          <table:table-cell table:formula="of:=AVERAGE([.R2:.R101])" office:value-type="float" office:value="1" calcext:value-type="float">
            <text:p>1</text:p>
          </table:table-cell>
          <table:table-cell table:formula="of:=AVERAGE([.S2:.S101])" office:value-type="float" office:value="0.98" calcext:value-type="float">
            <text:p>0.98</text:p>
          </table:table-cell>
          <table:table-cell table:formula="of:=AVERAGE([.T2:.T101])" office:value-type="float" office:value="0.98" calcext:value-type="float">
            <text:p>0.98</text:p>
          </table:table-cell>
          <table:table-cell table:formula="of:=AVERAGE([.U2:.U101])" office:value-type="float" office:value="0.96" calcext:value-type="float">
            <text:p>0.96</text:p>
          </table:table-cell>
          <table:table-cell table:formula="of:=AVERAGE([.V2:.V101])" office:value-type="float" office:value="0.93" calcext:value-type="float">
            <text:p>0.93</text:p>
          </table:table-cell>
          <table:table-cell table:formula="of:=AVERAGE([.W2:.W101])" office:value-type="float" office:value="0.88" calcext:value-type="float">
            <text:p>0.88</text:p>
          </table:table-cell>
          <table:table-cell table:formula="of:=AVERAGE([.X2:.X101])" office:value-type="float" office:value="0.88" calcext:value-type="float">
            <text:p>0.88</text:p>
          </table:table-cell>
          <table:table-cell table:formula="of:=AVERAGE([.Y2:.Y101])" office:value-type="float" office:value="0.89" calcext:value-type="float">
            <text:p>0.89</text:p>
          </table:table-cell>
          <table:table-cell table:formula="of:=AVERAGE([.Z2:.Z101])" office:value-type="float" office:value="0.82" calcext:value-type="float">
            <text:p>0.82</text:p>
          </table:table-cell>
          <table:table-cell table:formula="of:=AVERAGE([.AA2:.AA101])" office:value-type="float" office:value="0.69" calcext:value-type="float">
            <text:p>0.69</text:p>
          </table:table-cell>
          <table:table-cell table:formula="of:=AVERAGE([.AB2:.AB101])" office:value-type="float" office:value="0.53" calcext:value-type="float">
            <text:p>0.53</text:p>
          </table:table-cell>
          <table:table-cell table:formula="of:=AVERAGE([.AC2:.AC101])" office:value-type="float" office:value="0.34" calcext:value-type="float">
            <text:p>0.34</text:p>
          </table:table-cell>
          <table:table-cell table:formula="of:=AVERAGE([.AD2:.AD101])" office:value-type="float" office:value="0.07" calcext:value-type="float">
            <text:p>0.07</text:p>
          </table:table-cell>
          <table:table-cell table:formula="of:=AVERAGE([.AE2:.AE101])" office:value-type="float" office:value="0.06" calcext:value-type="float">
            <text:p>0.06</text:p>
          </table:table-cell>
          <table:table-cell table:formula="of:=AVERAGE([.AF2:.AF101])" office:value-type="float" office:value="0.04" calcext:value-type="float">
            <text:p>0.04</text:p>
          </table:table-cell>
          <table:table-cell table:formula="of:=AVERAGE([.AG2:.AG101])" office:value-type="float" office:value="0.01" calcext:value-type="float">
            <text:p>0.01</text:p>
          </table:table-cell>
          <table:table-cell table:formula="of:=AVERAGE([.AH2:.AH101])" office:value-type="float" office:value="0.01" calcext:value-type="float">
            <text:p>0.01</text:p>
          </table:table-cell>
          <table:table-cell table:formula="of:=AVERAGE([.AI2:.AI101])" office:value-type="float" office:value="0.01" calcext:value-type="float">
            <text:p>0.01</text:p>
          </table:table-cell>
          <table:table-cell table:formula="of:=AVERAGE([.AJ2:.AJ101])" office:value-type="float" office:value="0.01" calcext:value-type="float">
            <text:p>0.01</text:p>
          </table:table-cell>
          <table:table-cell table:formula="of:=AVERAGE([.AK2:.AK101])" office:value-type="float" office:value="0.01" calcext:value-type="float">
            <text:p>0.01</text:p>
          </table:table-cell>
          <table:table-cell table:formula="of:=AVERAGE([.AL2:.AL101])" office:value-type="float" office:value="0.01" calcext:value-type="float">
            <text:p>0.01</text:p>
          </table:table-cell>
          <table:table-cell table:formula="of:=AVERAGE([.AM2:.AM101])" office:value-type="float" office:value="0.01" calcext:value-type="float">
            <text:p>0.01</text:p>
          </table:table-cell>
          <table:table-cell table:formula="of:=AVERAGE([.AN2:.AN101])" office:value-type="float" office:value="0.01" calcext:value-type="float">
            <text:p>0.01</text:p>
          </table:table-cell>
          <table:table-cell table:formula="of:=AVERAGE([.AO2:.AO101])" office:value-type="float" office:value="0.01" calcext:value-type="float">
            <text:p>0.01</text:p>
          </table:table-cell>
          <table:table-cell table:formula="of:=AVERAGE([.AP2:.AP101])" office:value-type="float" office:value="0.01" calcext:value-type="float">
            <text:p>0.01</text:p>
          </table:table-cell>
          <table:table-cell table:formula="of:=AVERAGE([.AQ2:.AQ101])" office:value-type="float" office:value="0.01" calcext:value-type="float">
            <text:p>0.01</text:p>
          </table:table-cell>
          <table:table-cell table:formula="of:=AVERAGE([.AR2:.AR101])" office:value-type="float" office:value="0.01" calcext:value-type="float">
            <text:p>0.01</text:p>
          </table:table-cell>
          <table:table-cell table:formula="of:=AVERAGE([.AS2:.AS101])" office:value-type="float" office:value="0.01" calcext:value-type="float">
            <text:p>0.01</text:p>
          </table:table-cell>
          <table:table-cell table:formula="of:=AVERAGE([.AT2:.AT101])" office:value-type="float" office:value="0.01" calcext:value-type="float">
            <text:p>0.01</text:p>
          </table:table-cell>
          <table:table-cell table:formula="of:=AVERAGE([.AU2:.AU101])" office:value-type="float" office:value="0.01" calcext:value-type="float">
            <text:p>0.01</text:p>
          </table:table-cell>
          <table:table-cell table:formula="of:=AVERAGE([.AV2:.AV101])" office:value-type="float" office:value="0.01" calcext:value-type="float">
            <text:p>0.01</text:p>
          </table:table-cell>
          <table:table-cell table:formula="of:=AVERAGE([.AW2:.AW101])" office:value-type="float" office:value="0.01" calcext:value-type="float">
            <text:p>0.01</text:p>
          </table:table-cell>
          <table:table-cell table:formula="of:=AVERAGE([.AX2:.AX101])" office:value-type="float" office:value="0.01" calcext:value-type="float">
            <text:p>0.01</text:p>
          </table:table-cell>
          <table:table-cell table:formula="of:=AVERAGE([.AY2:.AY101])" office:value-type="float" office:value="0.01" calcext:value-type="float">
            <text:p>0.01</text:p>
          </table:table-cell>
          <table:table-cell table:formula="of:=AVERAGE([.AZ2:.AZ101])" office:value-type="float" office:value="0.01" calcext:value-type="float">
            <text:p>0.01</text:p>
          </table:table-cell>
          <table:table-cell table:formula="of:=AVERAGE([.BA2:.BA101])" office:value-type="float" office:value="0.01" calcext:value-type="float">
            <text:p>0.01</text:p>
          </table:table-cell>
          <table:table-cell table:formula="of:=AVERAGE([.BB2:.BB101])" office:value-type="float" office:value="0.01" calcext:value-type="float">
            <text:p>0.01</text:p>
          </table:table-cell>
          <table:table-cell table:formula="of:=AVERAGE([.BC2:.BC101])" office:value-type="float" office:value="0.01" calcext:value-type="float">
            <text:p>0.01</text:p>
          </table:table-cell>
          <table:table-cell table:formula="of:=AVERAGE([.BD2:.BD101])" office:value-type="float" office:value="0.01" calcext:value-type="float">
            <text:p>0.01</text:p>
          </table:table-cell>
          <table:table-cell table:formula="of:=AVERAGE([.BE2:.BE101])" office:value-type="float" office:value="0.01" calcext:value-type="float">
            <text:p>0.01</text:p>
          </table:table-cell>
          <table:table-cell table:formula="of:=AVERAGE([.BF2:.BF101])" office:value-type="float" office:value="0.01" calcext:value-type="float">
            <text:p>0.01</text:p>
          </table:table-cell>
          <table:table-cell table:formula="of:=AVERAGE([.BG2:.BG101])" office:value-type="float" office:value="0.01" calcext:value-type="float">
            <text:p>0.01</text:p>
          </table:table-cell>
          <table:table-cell table:formula="of:=AVERAGE([.BH2:.BH101])" office:value-type="float" office:value="0.01" calcext:value-type="float">
            <text:p>0.01</text:p>
          </table:table-cell>
          <table:table-cell table:formula="of:=AVERAGE([.BI2:.BI101])" office:value-type="float" office:value="0.01" calcext:value-type="float">
            <text:p>0.01</text:p>
          </table:table-cell>
          <table:table-cell table:formula="of:=AVERAGE([.BJ2:.BJ101])" office:value-type="float" office:value="0.01" calcext:value-type="float">
            <text:p>0.01</text:p>
          </table:table-cell>
          <table:table-cell table:formula="of:=AVERAGE([.BK2:.BK101])" office:value-type="float" office:value="0.01" calcext:value-type="float">
            <text:p>0.01</text:p>
          </table:table-cell>
          <table:table-cell table:formula="of:=AVERAGE([.BL2:.BL101])" office:value-type="float" office:value="0.01" calcext:value-type="float">
            <text:p>0.01</text:p>
          </table:table-cell>
          <table:table-cell table:formula="of:=AVERAGE([.BM2:.BM101])" office:value-type="float" office:value="0.01" calcext:value-type="float">
            <text:p>0.01</text:p>
          </table:table-cell>
          <table:table-cell table:formula="of:=AVERAGE([.BN2:.BN101])" office:value-type="float" office:value="0.01" calcext:value-type="float">
            <text:p>0.01</text:p>
          </table:table-cell>
          <table:table-cell table:formula="of:=AVERAGE([.BO2:.BO101])" office:value-type="float" office:value="0.01" calcext:value-type="float">
            <text:p>0.01</text:p>
          </table:table-cell>
          <table:table-cell table:formula="of:=AVERAGE([.BP2:.BP101])" office:value-type="float" office:value="0.01" calcext:value-type="float">
            <text:p>0.01</text:p>
          </table:table-cell>
          <table:table-cell table:formula="of:=AVERAGE([.BQ2:.BQ101])" office:value-type="float" office:value="0.01" calcext:value-type="float">
            <text:p>0.01</text:p>
          </table:table-cell>
          <table:table-cell table:formula="of:=AVERAGE([.BR2:.BR101])" office:value-type="float" office:value="0.01" calcext:value-type="float">
            <text:p>0.01</text:p>
          </table:table-cell>
          <table:table-cell table:formula="of:=AVERAGE([.BS2:.BS101])" office:value-type="float" office:value="0.01" calcext:value-type="float">
            <text:p>0.01</text:p>
          </table:table-cell>
          <table:table-cell table:formula="of:=AVERAGE([.BT2:.BT101])" office:value-type="float" office:value="0.01" calcext:value-type="float">
            <text:p>0.01</text:p>
          </table:table-cell>
          <table:table-cell table:formula="of:=AVERAGE([.BU2:.BU101])" office:value-type="float" office:value="0.01" calcext:value-type="float">
            <text:p>0.01</text:p>
          </table:table-cell>
          <table:table-cell table:formula="of:=AVERAGE([.BV2:.BV101])" office:value-type="float" office:value="0.01" calcext:value-type="float">
            <text:p>0.01</text:p>
          </table:table-cell>
          <table:table-cell table:formula="of:=AVERAGE([.BW2:.BW101])"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1" table:target-range-address="'Deleted Columns'.A1:'Deleted Columns'.AMJ1048576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01:22:57.59764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01:29:00.142478996</dc:date>
    <meta:editing-duration>PT12H42M44S</meta:editing-duration>
    <meta:editing-cycles>7</meta:editing-cycles>
    <meta:generator>LibreOffice/5.1.6.2$Linux_X86_64 LibreOffice_project/10m0$Build-2</meta:generator>
    <meta:document-statistic meta:table-count="2" meta:cell-count="154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Average iterations for coupling convergence</text:p>
        </chart:title>
        <chart:plot-area chart:style-name="ch3" table:cell-range-address="Iterations.C1:Iterations.BW1 Iterations.B102:Iterations.BW102" svg:x="1.331cm" svg:y="1.275cm" svg:width="14.349cm" svg:height="6.564cm">
          <chartooo:coordinate-region svg:x="2.058cm" svg:y="1.474cm" svg:width="12.931cm" svg:height="5.718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5.051cm" chart:style-name="ch7">
              <text:p>N_iter</text:p>
            </chart:title>
            <chart:grid chart:style-name="ch8" chart:class="minor"/>
          </chart:axis>
          <chart:series chart:style-name="ch9" chart:values-cell-range-address="Iterations.B102:Iterations.BW102" chart:class="chart:scatter">
            <chart:domain table:cell-range-address="Iterations.C1:Iterations.BW1"/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6">
                <text:p>0.006</text:p>
                <draw:g>
                  <svg:desc>Iterations.C1:Iterations.BW1</svg:desc>
                </draw:g>
              </table:table-cell>
              <table:table-cell office:value-type="float" office:value="0.00000009">
                <text:p>0.00000009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5">
                <text:p>0.0005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2">
                <text:p>0.00002</text:p>
              </table:table-cell>
              <table:table-cell office:value-type="float" office:value="0.0004">
                <text:p>0.0004</text:p>
              </table:table-cell>
              <table:table-cell office:value-type="float" office:value="0.0000008">
                <text:p>0.0000008</text:p>
              </table:table-cell>
              <table:table-cell office:value-type="float" office:value="0.1">
                <text:p>0.1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3">
                <text:p>0.0003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7">
                <text:p>0.00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7">
                <text:p>0.00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2">
                <text:p>0.002</text:p>
              </table:table-cell>
              <table:table-cell office:value-type="float" office:value="0.0008">
                <text:p>0.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9">
                <text:p>0.00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6">
                <text:p>0.00006</text:p>
              </table:table-cell>
              <table:table-cell office:value-type="float" office:value="0.009">
                <text:p>0.00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9">
                <text:p>0.000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5">
                <text:p>0.00005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7">
                <text:p>0.0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01">
                <text:p>0.0000001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7.2">
                <text:p>7.2</text:p>
                <draw:g>
                  <svg:desc>Iterations.B102:Iterations.BW102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7.51">
                <text:p>7.51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56">
                <text:p>7.56</text:p>
              </table:table-cell>
              <table:table-cell office:value-type="float" office:value="7.04">
                <text:p>7.04</text:p>
              </table:table-cell>
              <table:table-cell office:value-type="float" office:value="7.26">
                <text:p>7.26</text:p>
              </table:table-cell>
              <table:table-cell office:value-type="float" office:value="7.18">
                <text:p>7.18</text:p>
              </table:table-cell>
              <table:table-cell office:value-type="float" office:value="7.44">
                <text:p>7.44</text:p>
              </table:table-cell>
              <table:table-cell office:value-type="float" office:value="7.04">
                <text:p>7.04</text:p>
              </table:table-cell>
              <table:table-cell office:value-type="float" office:value="7.5">
                <text:p>7.5</text:p>
              </table:table-cell>
              <table:table-cell office:value-type="float" office:value="7.47">
                <text:p>7.47</text:p>
              </table:table-cell>
              <table:table-cell office:value-type="float" office:value="7.75">
                <text:p>7.75</text:p>
              </table:table-cell>
              <table:table-cell office:value-type="float" office:value="7.52">
                <text:p>7.52</text:p>
              </table:table-cell>
              <table:table-cell office:value-type="float" office:value="7.6">
                <text:p>7.6</text:p>
              </table:table-cell>
              <table:table-cell office:value-type="float" office:value="7.66">
                <text:p>7.66</text:p>
              </table:table-cell>
              <table:table-cell office:value-type="float" office:value="7.58">
                <text:p>7.58</text:p>
              </table:table-cell>
              <table:table-cell office:value-type="float" office:value="7.04">
                <text:p>7.04</text:p>
              </table:table-cell>
              <table:table-cell office:value-type="float" office:value="8.11">
                <text:p>8.11</text:p>
              </table:table-cell>
              <table:table-cell office:value-type="float" office:value="7.33">
                <text:p>7.33</text:p>
              </table:table-cell>
              <table:table-cell office:value-type="float" office:value="7.04">
                <text:p>7.04</text:p>
              </table:table-cell>
              <table:table-cell office:value-type="float" office:value="9.28">
                <text:p>9.28</text:p>
              </table:table-cell>
              <table:table-cell office:value-type="float" office:value="7.74">
                <text:p>7.74</text:p>
              </table:table-cell>
              <table:table-cell office:value-type="float" office:value="8.22">
                <text:p>8.22</text:p>
              </table:table-cell>
              <table:table-cell office:value-type="float" office:value="7.55">
                <text:p>7.55</text:p>
              </table:table-cell>
              <table:table-cell office:value-type="float" office:value="7.04">
                <text:p>7.04</text:p>
              </table:table-cell>
              <table:table-cell office:value-type="float" office:value="7.4">
                <text:p>7.4</text:p>
              </table:table-cell>
              <table:table-cell office:value-type="float" office:value="7.51">
                <text:p>7.51</text:p>
              </table:table-cell>
              <table:table-cell office:value-type="float" office:value="7.47">
                <text:p>7.47</text:p>
              </table:table-cell>
              <table:table-cell office:value-type="float" office:value="7.2">
                <text:p>7.2</text:p>
              </table:table-cell>
              <table:table-cell office:value-type="float" office:value="7.43">
                <text:p>7.43</text:p>
              </table:table-cell>
              <table:table-cell office:value-type="float" office:value="7">
                <text:p>7</text:p>
              </table:table-cell>
              <table:table-cell office:value-type="float" office:value="6.82">
                <text:p>6.82</text:p>
              </table:table-cell>
              <table:table-cell office:value-type="float" office:value="7.58">
                <text:p>7.58</text:p>
              </table:table-cell>
              <table:table-cell office:value-type="float" office:value="7.47">
                <text:p>7.47</text:p>
              </table:table-cell>
              <table:table-cell office:value-type="float" office:value="7.93">
                <text:p>7.93</text:p>
              </table:table-cell>
              <table:table-cell office:value-type="float" office:value="7.51">
                <text:p>7.51</text:p>
              </table:table-cell>
              <table:table-cell office:value-type="float" office:value="7.88">
                <text:p>7.88</text:p>
              </table:table-cell>
              <table:table-cell office:value-type="float" office:value="7.2">
                <text:p>7.2</text:p>
              </table:table-cell>
              <table:table-cell office:value-type="float" office:value="7.26">
                <text:p>7.26</text:p>
              </table:table-cell>
              <table:table-cell office:value-type="float" office:value="7.46">
                <text:p>7.46</text:p>
              </table:table-cell>
              <table:table-cell office:value-type="float" office:value="7.26">
                <text:p>7.26</text:p>
              </table:table-cell>
              <table:table-cell office:value-type="float" office:value="7.44">
                <text:p>7.44</text:p>
              </table:table-cell>
              <table:table-cell office:value-type="float" office:value="7.41">
                <text:p>7.41</text:p>
              </table:table-cell>
              <table:table-cell office:value-type="float" office:value="7.61">
                <text:p>7.61</text:p>
              </table:table-cell>
              <table:table-cell office:value-type="float" office:value="7.77">
                <text:p>7.77</text:p>
              </table:table-cell>
              <table:table-cell office:value-type="float" office:value="7.04">
                <text:p>7.04</text:p>
              </table:table-cell>
              <table:table-cell office:value-type="float" office:value="7.47">
                <text:p>7.47</text:p>
              </table:table-cell>
              <table:table-cell office:value-type="float" office:value="7.44">
                <text:p>7.44</text:p>
              </table:table-cell>
              <table:table-cell office:value-type="float" office:value="7.53">
                <text:p>7.53</text:p>
              </table:table-cell>
              <table:table-cell office:value-type="float" office:value="7.26">
                <text:p>7.26</text:p>
              </table:table-cell>
              <table:table-cell office:value-type="float" office:value="7.44">
                <text:p>7.44</text:p>
              </table:table-cell>
              <table:table-cell office:value-type="float" office:value="7.47">
                <text:p>7.47</text:p>
              </table:table-cell>
              <table:table-cell office:value-type="float" office:value="8.25">
                <text:p>8.25</text:p>
              </table:table-cell>
              <table:table-cell office:value-type="float" office:value="7.33">
                <text:p>7.33</text:p>
              </table:table-cell>
              <table:table-cell office:value-type="float" office:value="7.89">
                <text:p>7.89</text:p>
              </table:table-cell>
              <table:table-cell office:value-type="float" office:value="7.45">
                <text:p>7.45</text:p>
              </table:table-cell>
              <table:table-cell office:value-type="float" office:value="7.56">
                <text:p>7.56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.74">
                <text:p>7.74</text:p>
              </table:table-cell>
              <table:table-cell office:value-type="float" office:value="8.25">
                <text:p>8.25</text:p>
              </table:table-cell>
              <table:table-cell office:value-type="float" office:value="7.37">
                <text:p>7.37</text:p>
              </table:table-cell>
              <table:table-cell office:value-type="float" office:value="7.45">
                <text:p>7.45</text:p>
              </table:table-cell>
              <table:table-cell office:value-type="float" office:value="7.51">
                <text:p>7.51</text:p>
              </table:table-cell>
              <table:table-cell office:value-type="float" office:value="7.37">
                <text:p>7.3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45">
                <text:p>7.45</text:p>
              </table:table-cell>
              <table:table-cell office:value-type="float" office:value="7.68">
                <text:p>7.68</text:p>
              </table:table-cell>
              <table:table-cell office:value-type="float" office:value="8.25">
                <text:p>8.25</text:p>
              </table:table-cell>
              <table:table-cell office:value-type="float" office:value="7.66">
                <text:p>7.66</text:p>
              </table:table-cell>
              <table:table-cell office:value-type="float" office:value="7.51">
                <text:p>7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Average deleted columns vs. filter limit (QR2 filtering)</text:p>
        </chart:title>
        <chart:plot-area chart:style-name="ch3" table:cell-range-address="'Deleted Columns'.A1:'Deleted Columns'.BW1 'Deleted Columns'.A102:'Deleted Columns'.BW102" chart:data-source-has-labels="column" svg:x="1.331cm" svg:y="1.275cm" svg:width="14.349cm" svg:height="6.564cm">
          <chartooo:coordinate-region svg:x="2.243cm" svg:y="1.474cm" svg:width="12.747cm" svg:height="5.718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6.44cm" chart:style-name="ch7">
              <text:p>Average deleted columns</text:p>
            </chart:title>
          </chart:axis>
          <chart:series chart:style-name="ch8" chart:values-cell-range-address="'Deleted Columns'.B102:'Deleted Columns'.BW102" chart:label-cell-address="'Deleted Columns'.A102:'Deleted Columns'.A102" chart:class="chart:scatter">
            <chart:domain table:cell-range-address="'Deleted Columns'.B1:'Deleted Columns'.BW1"/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eleted Columns'.B1:'Deleted Columns'.BW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9">
                <text:p>0.0009</text:p>
              </table:table-cell>
              <table:table-cell office:value-type="float" office:value="0.0008">
                <text:p>0.0008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5">
                <text:p>0.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4">
                <text:p>0.0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average</text:p>
                <draw:g>
                  <svg:desc>'Deleted Columns'.A102:'Deleted Columns'.A102</svg:desc>
                </draw:g>
              </table:table-cell>
              <table:table-cell office:value-type="float" office:value="5.89">
                <text:p>5.89</text:p>
                <draw:g>
                  <svg:desc>'Deleted Columns'.B102:'Deleted Columns'.BW102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1.37">
                <text:p>1.37</text:p>
              </table:table-cell>
              <table:table-cell office:value-type="float" office:value="1.26">
                <text:p>1.26</text:p>
              </table:table-cell>
              <table:table-cell office:value-type="float" office:value="1.32">
                <text:p>1.32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  <table:table-cell office:value-type="float" office:value="1.06">
                <text:p>1.06</text:p>
              </table:table-cell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2">
                <text:p>0.82</text:p>
              </table:table-cell>
              <table:table-cell office:value-type="float" office:value="0.69">
                <text:p>0.69</text:p>
              </table:table-cell>
              <table:table-cell office:value-type="float" office:value="0.53">
                <text:p>0.53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